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3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orperlevel</text:p>
          </table:table-cell>
          <table:table-cell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ackdamage</text:p>
          </table:table-cell>
          <table:table-cell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ackdamageperlevel</text:p>
          </table:table-cell>
          <table:table-cell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ackrange</text:p>
          </table:table-cell>
          <table:table-cell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ackspeedoffset</text:p>
          </table:table-cell>
          <table:table-cell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ackspeedperlevel</text:p>
          </table:table-cell>
          <table:table-cell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t</text:p>
          </table:table-cell>
          <table:table-cell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tperlevel</text:p>
          </table:table-cell>
          <table:table-cell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perlevel</text:p>
          </table:table-cell>
          <table:table-cell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regen</text:p>
          </table:table-cell>
          <table:table-cell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regenperlevel</text:p>
          </table:table-cell>
          <table:table-cell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speed</text:p>
          </table:table-cell>
          <table:table-cell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perlevel</text:p>
          </table:table-cell>
          <table:table-cell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regen</text:p>
          </table:table-cell>
          <table:table-cell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regenperlevel</text:p>
          </table:table-cell>
          <table:table-cell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llblock</text:p>
          </table:table-cell>
          <table:table-cell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llblockperlevel</text:p>
          </table:table-cell>
          <table:table-cell office:value-type="string" calcext:value-type="string">
            <text:p>base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tArmor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AttackSpeed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Block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CritChance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CritDamage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EXPBonus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EnergyPool</text:p>
          </table:table-cell>
          <table:table-cell office:value-type="string" calcext:value-type="string">
            <text:p>additive</text:p>
          </table:table-cell>
          <table:table-cell table:number-columns-repeated="3"/>
          <table:table-cell table:style-name="ce3" office:value-type="string" calcext:value-type="string">
            <text:p>check items with mpen!!!!</text:p>
          </table:table-cell>
        </table:table-row>
        <table:table-row table:style-name="ro1">
          <table:table-cell office:value-type="string" calcext:value-type="string">
            <text:p>FlatEnergyRegen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HPPool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HPRegen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MPPool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MPRegen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MagicDamage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MovementSpeed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PhysicalDamage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SpellBlock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entArmor</text:p>
          </table:table-cell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rcentAttackSpeed</text:p>
          </table:table-cell>
          <table:table-cell office:value-type="string" calcext:value-type="string">
            <text:p>0.625/(1+offset) * (1+precent</text:p>
          </table:table-cell>
          <table:table-cell office:value-type="string" calcext:value-type="string">
            <text:p>add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centLifeSteal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entMovementSpeed</text:p>
          </table:table-cell>
          <table:table-cell office:value-type="string" calcext:value-type="string">
            <text:p>multiplicat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entSpellVamp</text:p>
          </table:table-cell>
          <table:table-cell table:style-name="Default"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r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entMagicDamage</text:p>
          </table:table-cell>
          <table:table-cell office:value-type="string" calcext:value-type="string">
            <text:p>additive</text:p>
          </table:table-cell>
          <table:table-cell office:value-type="string" calcext:value-type="string">
            <text:p>(rabad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centBaseManaRegen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latMagicDamagePercentManaPool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latCooldownReduction</text:p>
          </table:table-cell>
          <table:table-cell table:style-name="Default"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entBaseHealthRegen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entBonusHealth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ArmorPenetration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latSpellBlockPenetration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entArmorPenetration</text:p>
          </table:table-cell>
          <table:table-cell office:value-type="string" calcext:value-type="string">
            <text:p>additive</text:p>
          </table:table-cell>
          <table:table-cell office:value-type="string" calcext:value-type="string">
            <text:p>(lw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tTenacity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latMagicDamagePerLevel</text:p>
          </table:table-cell>
          <table:table-cell table:style-name="Default" office:value-type="string" calcext:value-type="string">
            <text:p>additive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PercentSpellBlockPenetrationMod</text:p>
          </table:table-cell>
          <table:table-cell table:style-name="Default" office:value-type="string" calcext:value-type="string">
            <text:p>additive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 table:style-name="Default" table:number-columns-repeated="3"/>
          <table:table-cell table:number-columns-repeated="3"/>
        </table:table-row>
        <table:table-row table:style-name="ro4"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2T12:48:22.718787679</meta:creation-date>
    <dc:date>2015-08-22T14:30:07.936983548</dc:date>
    <meta:editing-duration>PT23M34S</meta:editing-duration>
    <meta:editing-cycles>1</meta:editing-cycles>
    <meta:document-statistic meta:table-count="1" meta:cell-count="113" meta:object-count="0"/>
    <meta:generator>LibreOffice/4.4.2.2$Linux_X86_64 LibreOffice_project/40m0$Build-2</meta:generator>
  </office:meta>
</office:document-meta>
</file>